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e5cde" style:font-size-asian="12pt" style:font-style-asian="normal" style:font-weight-asian="normal" style:font-size-complex="12pt" style:font-weight-complex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ec7a" officeooo:paragraph-rsid="00390d75" style:font-size-asian="12pt" style:font-style-asian="normal" style:font-weight-asian="normal" style:font-size-complex="12pt" style:font-weight-complex="normal" style:text-emphasize="none"/>
    </style:style>
    <style:style style:name="P3" style:family="paragraph" style:parent-style-name="Standard">
      <style:text-properties style:font-name="Liberation Sans" fo:font-size="12pt" fo:font-weight="normal" officeooo:rsid="000e5cde" officeooo:paragraph-rsid="001361f5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normal" officeooo:rsid="001737d0" officeooo:paragraph-rsid="001737d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style:font-size-asian="12pt" style:font-size-complex="12pt"/>
    </style:style>
    <style:style style:name="P6" style:family="paragraph" style:parent-style-name="Standard">
      <style:text-properties style:font-name="Liberation Sans" fo:font-size="12pt" officeooo:rsid="000e5cde" officeooo:paragraph-rsid="00115a73" style:font-size-asian="12pt" style:font-size-complex="12pt"/>
    </style:style>
    <style:style style:name="P7" style:family="paragraph" style:parent-style-name="Standard">
      <style:text-properties style:font-name="Liberation Sans" fo:font-size="12pt" officeooo:rsid="000e5cde" officeooo:paragraph-rsid="000e5cde" style:font-size-asian="12pt" style:font-size-complex="12pt"/>
    </style:style>
    <style:style style:name="P8" style:family="paragraph" style:parent-style-name="Standard">
      <style:text-properties style:font-name="Liberation Sans" fo:font-size="12pt" officeooo:rsid="000e5cde" officeooo:paragraph-rsid="0038ec7a" style:font-size-asian="12pt" style:font-size-complex="12pt"/>
    </style:style>
    <style:style style:name="P9" style:family="paragraph" style:parent-style-name="Standard">
      <style:text-properties style:font-name="Liberation Sans" fo:font-size="12pt" officeooo:rsid="001a7b83" officeooo:paragraph-rsid="001a7b83" style:font-size-asian="12pt" style:font-size-complex="12pt"/>
    </style:style>
    <style:style style:name="P10" style:family="paragraph" style:parent-style-name="Standard">
      <style:text-properties style:font-name="Liberation Sans" fo:font-size="12pt" officeooo:rsid="002d110e" officeooo:paragraph-rsid="002d110e" style:font-size-asian="12pt" style:font-size-complex="12pt"/>
    </style:style>
    <style:style style:name="P11" style:family="paragraph" style:parent-style-name="Standard">
      <style:text-properties style:font-name="Liberation Sans" fo:font-size="12pt" officeooo:rsid="000e9362" officeooo:paragraph-rsid="000e9362" style:font-size-asian="12pt" style:font-size-complex="12pt"/>
    </style:style>
    <style:style style:name="P12" style:family="paragraph" style:parent-style-name="Standard">
      <style:text-properties style:font-name="Liberation Sans" fo:font-size="18pt" officeooo:rsid="000e5cde" officeooo:paragraph-rsid="000e5cde" style:font-size-asian="18pt" style:font-size-complex="18pt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61f5" style:font-size-asian="12pt" style:font-style-asian="normal" style:font-weight-asian="normal" style:font-size-complex="12pt" style:font-weight-complex="normal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317c" style:font-size-asian="12pt" style:font-style-asian="normal" style:font-weight-asian="normal" style:font-size-complex="12pt" style:font-weight-complex="normal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65fd" style:font-size-asian="12pt" style:font-style-asian="normal" style:font-weight-asian="normal" style:font-size-complex="12pt" style:font-weight-complex="normal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9f739" style:font-size-asian="12pt" style:font-style-asian="normal" style:font-weight-asian="normal" style:font-size-complex="12pt" style:font-weight-complex="normal" style:text-emphasize="none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8357" officeooo:paragraph-rsid="001623dd" style:font-size-asian="12pt" style:font-style-asian="normal" style:font-weight-asian="normal" style:font-size-complex="12pt" style:font-weight-complex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8357" officeooo:paragraph-rsid="0039f739" style:font-size-asian="12pt" style:font-style-asian="normal" style:font-weight-asian="normal" style:font-size-complex="12pt" style:font-weight-complex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61f5" officeooo:paragraph-rsid="0015317c" style:font-size-asian="12pt" style:font-style-asian="normal" style:font-weight-asian="normal" style:font-size-complex="12pt" style:font-weight-complex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1565fd" style:font-size-asian="12pt" style:font-style-asian="normal" style:font-weight-asian="normal" style:font-size-complex="12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4a0d88" style:font-size-asian="12pt" style:font-style-asian="normal" style:font-weight-asian="normal" style:font-size-complex="12pt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dfe7" officeooo:paragraph-rsid="0018dfe7" style:font-size-asian="12pt" style:font-style-asian="normal" style:font-weight-asian="normal" style:font-size-complex="12pt" style:font-weight-complex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8ec7a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ca8e7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d1bcd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f4e6e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4663c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7459c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a0d88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dc606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52f827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8357" officeooo:paragraph-rsid="004dc606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8357" officeooo:paragraph-rsid="0052f827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ec7a" officeooo:paragraph-rsid="003ca8e7" style:font-size-asian="12pt" style:font-style-asian="normal" style:font-weight-asian="normal" style:font-size-complex="12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ec7a" officeooo:paragraph-rsid="003d1bcd" style:font-size-asian="12pt" style:font-style-asian="normal" style:font-weight-asian="normal" style:font-size-complex="12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e7e" officeooo:paragraph-rsid="0044663c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e7e" officeooo:paragraph-rsid="0045f498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e7e" officeooo:paragraph-rsid="0047459c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normal" officeooo:rsid="000e5cd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normal" officeooo:rsid="000e5cde" officeooo:paragraph-rsid="003d1bc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normal" officeooo:rsid="000e5cde" officeooo:paragraph-rsid="003f4e6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normal" officeooo:rsid="000e5cde" officeooo:paragraph-rsid="0044663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normal" officeooo:rsid="000e5cde" officeooo:paragraph-rsid="004a0d8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normal" officeooo:rsid="000e5cde" officeooo:paragraph-rsid="004be1c0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normal" officeooo:rsid="000e5cde" officeooo:paragraph-rsid="004dc60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 style:writing-mode="lr-tb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Liberation Sans" fo:font-size="12pt" style:font-size-asian="12pt" style:font-size-complex="12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Liberation Sans" fo:font-size="12pt" officeooo:paragraph-rsid="00130b70" style:font-size-asian="12pt" style:font-size-complex="12pt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iberation Sans" fo:font-size="12pt" officeooo:paragraph-rsid="00270215" style:font-size-asian="12pt" style:font-size-complex="12pt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Sans" fo:font-size="12pt" officeooo:paragraph-rsid="003d1bcd" style:font-size-asian="12pt" style:font-size-complex="12pt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Liberation Sans" fo:font-size="12pt" officeooo:paragraph-rsid="0044663c" style:font-size-asian="12pt" style:font-size-complex="12pt"/>
    </style:style>
    <style:style style:name="P55" style:family="paragraph" style:parent-style-name="Standard">
      <style:paragraph-properties fo:text-align="justify" style:justify-single-word="false" style:writing-mode="lr-tb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justify" style:justify-single-word="false" style:writing-mode="lr-tb"/>
      <style:text-properties style:font-name="Liberation Sans" fo:font-size="12pt" fo:font-style="italic" fo:font-weight="normal" officeooo:paragraph-rsid="001361f5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Text_20_body">
      <style:text-properties style:font-name="Liberation Sans" fo:font-size="12pt" style:font-size-asian="12pt" style:font-size-complex="12pt"/>
    </style:style>
    <style:style style:name="P58" style:family="paragraph" style:parent-style-name="Text_20_body">
      <style:text-properties style:font-name="Liberation Sans" fo:font-size="12pt" officeooo:rsid="000e5cde" officeooo:paragraph-rsid="000e5cde" style:font-size-asian="12pt" style:font-size-complex="12pt"/>
    </style:style>
    <style:style style:name="P59" style:family="paragraph" style:parent-style-name="Text_20_body">
      <style:text-properties style:font-name="Liberation Sans" fo:font-size="12pt" officeooo:rsid="002ad64f" officeooo:paragraph-rsid="002ad64f" style:font-size-asian="12pt" style:font-size-complex="12pt"/>
    </style:style>
    <style:style style:name="P60" style:family="paragraph" style:parent-style-name="Text_20_body">
      <style:text-properties style:font-name="Liberation Sans" fo:font-size="12pt" officeooo:rsid="000e9362" officeooo:paragraph-rsid="00334b46" style:font-size-asian="12pt" style:font-size-complex="12pt"/>
    </style:style>
    <style:style style:name="P61" style:family="paragraph" style:parent-style-name="Text_20_body">
      <style:text-properties style:font-name="Liberation Sans" fo:font-size="12pt" officeooo:paragraph-rsid="000e9362" style:font-size-asian="12pt" style:font-size-complex="12pt"/>
    </style:style>
    <style:style style:name="P62" style:family="paragraph" style:parent-style-name="Text_20_body">
      <style:text-properties style:font-name="Liberation Sans" fo:font-size="12pt" officeooo:paragraph-rsid="000e5cde" style:font-size-asian="12pt" style:font-size-complex="12pt"/>
    </style:style>
    <style:style style:name="P63" style:family="paragraph" style:parent-style-name="Text_20_body">
      <style:text-properties style:font-name="Liberation Sans" fo:font-size="12pt" officeooo:rsid="000e8357" officeooo:paragraph-rsid="000e8357" style:font-size-asian="12pt" style:font-size-complex="12pt"/>
    </style:style>
    <style:style style:name="P64" style:family="paragraph" style:parent-style-name="Text_20_body">
      <style:text-properties style:font-name="Liberation Sans" fo:font-size="12pt" officeooo:rsid="0038ec7a" officeooo:paragraph-rsid="0038ec7a" style:font-size-asian="12pt" style:font-size-complex="12pt"/>
    </style:style>
    <style:style style:name="P65" style:family="paragraph" style:parent-style-name="Text_20_body">
      <style:paragraph-properties fo:break-before="page"/>
      <style:text-properties style:font-name="Liberation Sans" fo:font-size="12pt" officeooo:rsid="000e5cde" officeooo:paragraph-rsid="000e5cde" style:font-size-asian="12pt" style:font-size-complex="12pt"/>
    </style:style>
    <style:style style:name="P66" style:family="paragraph" style:parent-style-name="Subtitle">
      <style:paragraph-properties fo:text-align="start" style:justify-single-word="false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15a73" officeooo:paragraph-rsid="00115a73" style:font-size-asian="12pt" style:font-style-asian="normal" style:font-weight-asian="normal" style:font-size-complex="12pt" style:text-emphasize="none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7b83" officeooo:paragraph-rsid="001a7b83" style:font-size-asian="12pt" style:font-style-asian="normal" style:font-weight-asian="normal" style:font-size-complex="12pt" style:text-emphasize="none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d110e" officeooo:paragraph-rsid="002d110e" style:font-size-asian="12pt" style:font-style-asian="normal" style:font-weight-asian="normal" style:font-size-complex="12pt" style:text-emphasize="none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38ec7a" style:font-size-asian="12pt" style:font-style-asian="normal" style:font-weight-asian="normal" style:font-size-complex="12pt" style:text-emphasize="none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390d75" style:font-size-asian="12pt" style:font-style-asian="normal" style:font-weight-asian="normal" style:font-size-complex="12pt" style:text-emphasize="none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0e5cde" style:font-size-asian="12pt" style:font-style-asian="normal" style:font-weight-asian="normal" style:font-size-complex="12pt" style:text-emphasize="none"/>
    </style:style>
    <style:style style:name="P7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7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dfe7" style:font-size-asian="12pt" style:font-style-asian="normal" style:font-weight-asian="normal" style:font-size-complex="12pt" style:text-emphasize="none"/>
    </style:style>
    <style:style style:name="P7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dc606" style:font-size-asian="12pt" style:font-style-asian="normal" style:font-weight-asian="normal" style:font-size-complex="12pt" style:text-emphasize="none"/>
    </style:style>
    <style:style style:name="P7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52f827" style:font-size-asian="12pt" style:font-style-asian="normal" style:font-weight-asian="normal" style:font-size-complex="12pt" style:text-emphasize="none"/>
    </style:style>
    <style:style style:name="P7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90d75" style:font-size-asian="12pt" style:font-style-asian="normal" style:font-weight-asian="normal" style:font-size-complex="12pt" style:text-emphasize="none"/>
    </style:style>
    <style:style style:name="P7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ca8e7" style:font-size-asian="12pt" style:font-style-asian="normal" style:font-weight-asian="normal" style:font-size-complex="12pt" style:text-emphasize="none"/>
    </style:style>
    <style:style style:name="P7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d1bcd" style:font-size-asian="12pt" style:font-style-asian="normal" style:font-weight-asian="normal" style:font-size-complex="12pt" style:text-emphasize="none"/>
    </style:style>
    <style:style style:name="P8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f4e6e" style:font-size-asian="12pt" style:font-style-asian="normal" style:font-weight-asian="normal" style:font-size-complex="12pt" style:text-emphasize="none"/>
    </style:style>
    <style:style style:name="P8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4663c" style:font-size-asian="12pt" style:font-style-asian="normal" style:font-weight-asian="normal" style:font-size-complex="12pt" style:text-emphasize="none"/>
    </style:style>
    <style:style style:name="P8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7459c" style:font-size-asian="12pt" style:font-style-asian="normal" style:font-weight-asian="normal" style:font-size-complex="12pt" style:text-emphasize="none"/>
    </style:style>
    <style:style style:name="P8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5f498" style:font-size-asian="12pt" style:font-style-asian="normal" style:font-weight-asian="normal" style:font-size-complex="12pt" style:text-emphasize="none"/>
    </style:style>
    <style:style style:name="P8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a0d88" style:font-size-asian="12pt" style:font-style-asian="normal" style:font-weight-asian="normal" style:font-size-complex="12pt" style:text-emphasize="none"/>
    </style:style>
    <style:style style:name="P8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0b70" style:font-size-asian="12pt" style:font-style-asian="normal" style:font-weight-asian="normal" style:font-size-complex="12pt" style:text-emphasize="none"/>
    </style:style>
    <style:style style:name="P8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70215" style:font-size-asian="12pt" style:font-style-asian="normal" style:font-weight-asian="normal" style:font-size-complex="12pt" style:text-emphasize="none"/>
    </style:style>
    <style:style style:name="P8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8357" officeooo:paragraph-rsid="0038ec7a" style:font-size-asian="12pt" style:font-style-asian="normal" style:font-weight-asian="normal" style:font-size-complex="12pt" style:text-emphasize="none"/>
    </style:style>
    <style:style style:name="P8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ec7a" officeooo:paragraph-rsid="003f4e6e" style:font-size-asian="12pt" style:font-style-asian="normal" style:font-weight-asian="normal" style:font-size-complex="12pt" style:text-emphasize="none"/>
    </style:style>
    <style:style style:name="P8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70215" officeooo:paragraph-rsid="0044663c" style:font-size-asian="12pt" style:font-style-asian="normal" style:font-weight-asian="normal" style:font-size-complex="12pt" style:text-emphasize="none"/>
    </style:style>
    <style:style style:name="P9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70215" officeooo:paragraph-rsid="00270215" style:font-size-asian="12pt" style:font-style-asian="normal" style:font-weight-asian="normal" style:font-size-complex="12pt" style:text-emphasize="none"/>
    </style:style>
    <style:style style:name="P9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9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317c" style:font-size-asian="12pt" style:font-style-asian="normal" style:font-weight-asian="normal" style:font-size-complex="12pt" style:font-weight-complex="normal" style:text-emphasize="none"/>
    </style:style>
    <style:style style:name="P9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65fd" style:font-size-asian="12pt" style:font-style-asian="normal" style:font-weight-asian="normal" style:font-size-complex="12pt" style:font-weight-complex="normal" style:text-emphasize="none"/>
    </style:style>
    <style:style style:name="P9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9f739" style:font-size-asian="12pt" style:font-style-asian="normal" style:font-weight-asian="normal" style:font-size-complex="12pt" style:font-weight-complex="normal" style:text-emphasize="none"/>
    </style:style>
    <style:style style:name="P9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8357" officeooo:paragraph-rsid="003ca8e7" style:font-size-asian="12pt" style:font-style-asian="normal" style:font-weight-asian="normal" style:font-size-complex="12pt" style:font-weight-complex="normal" style:text-emphasize="none"/>
    </style:style>
    <style:style style:name="P9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style:font-size-asian="12pt" style:font-style-asian="normal" style:font-weight-asian="normal" style:font-size-complex="12pt" style:font-weight-complex="normal" style:text-emphasize="none"/>
    </style:style>
    <style:style style:name="P9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4dc606" style:font-size-asian="12pt" style:font-style-asian="normal" style:font-weight-asian="normal" style:font-size-complex="12pt" style:font-weight-complex="normal" style:text-emphasize="none"/>
    </style:style>
    <style:style style:name="P9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3ca8e7" style:font-size-asian="12pt" style:font-style-asian="normal" style:font-weight-asian="normal" style:font-size-complex="12pt" style:font-weight-complex="normal" style:text-emphasize="none"/>
    </style:style>
    <style:style style:name="P9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3d1bcd" style:font-size-asian="12pt" style:font-style-asian="normal" style:font-weight-asian="normal" style:font-size-complex="12pt" style:font-weight-complex="normal" style:text-emphasize="none"/>
    </style:style>
    <style:style style:name="P10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3f4e6e" style:font-size-asian="12pt" style:font-style-asian="normal" style:font-weight-asian="normal" style:font-size-complex="12pt" style:font-weight-complex="normal" style:text-emphasize="none"/>
    </style:style>
    <style:style style:name="P10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4f6ab8" style:font-size-asian="12pt" style:font-style-asian="normal" style:font-weight-asian="normal" style:font-size-complex="12pt" style:font-weight-complex="normal" style:text-emphasize="none"/>
    </style:style>
    <style:style style:name="P10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44663c" style:font-size-asian="12pt" style:font-style-asian="normal" style:font-weight-asian="normal" style:font-size-complex="12pt" style:font-weight-complex="normal" style:text-emphasize="none"/>
    </style:style>
    <style:style style:name="P10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4a8018" style:font-size-asian="12pt" style:font-style-asian="normal" style:font-weight-asian="normal" style:font-size-complex="12pt" style:font-weight-complex="normal" style:text-emphasize="none"/>
    </style:style>
    <style:style style:name="P10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4a0d88" style:font-size-asian="12pt" style:font-style-asian="normal" style:font-weight-asian="normal" style:font-size-complex="12pt" style:font-weight-complex="normal" style:text-emphasize="none"/>
    </style:style>
    <style:style style:name="P10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4be1c0" style:font-size-asian="12pt" style:font-style-asian="normal" style:font-weight-asian="normal" style:font-size-complex="12pt" style:font-weight-complex="normal" style:text-emphasize="none"/>
    </style:style>
    <style:style style:name="P10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cde" officeooo:paragraph-rsid="0051010d" style:font-size-asian="12pt" style:font-style-asian="normal" style:font-weight-asian="normal" style:font-size-complex="12pt" style:font-weight-complex="normal" style:text-emphasize="none"/>
    </style:style>
    <style:style style:name="P10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e7e" officeooo:paragraph-rsid="003b58f1" style:font-size-asian="12pt" style:font-style-asian="normal" style:font-weight-asian="normal" style:font-size-complex="12pt" style:font-weight-complex="normal" style:text-emphasize="none"/>
    </style:style>
    <style:style style:name="P10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emphasize="none"/>
    </style:style>
    <style:style style:name="P109" style:family="paragraph" style:parent-style-name="Text_20_body">
      <style:text-properties style:font-name="Liberation Sans" fo:font-size="12pt" officeooo:rsid="000e5cde" officeooo:paragraph-rsid="000e5cde" style:font-size-asian="12pt" style:font-size-complex="12pt"/>
    </style:style>
    <style:style style:name="P110" style:family="paragraph" style:parent-style-name="Text_20_body">
      <style:text-properties style:font-name="Liberation Sans" fo:font-size="12pt" officeooo:rsid="00334b46" officeooo:paragraph-rsid="00334b46" style:font-size-asian="12pt" style:font-size-complex="12pt"/>
    </style:style>
    <style:style style:name="P111" style:family="paragraph" style:parent-style-name="Text_20_body">
      <style:text-properties style:font-name="Liberation Sans" fo:font-size="12pt" officeooo:rsid="000e9362" officeooo:paragraph-rsid="000e9362" style:font-size-asian="12pt" style:font-size-complex="12pt"/>
    </style:style>
    <style:style style:name="P112" style:family="paragraph" style:parent-style-name="Text_20_body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13" style:family="paragraph" style:parent-style-name="Heading_20_1">
      <style:text-properties officeooo:paragraph-rsid="0036d198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70215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0cd36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8ec7a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b58f1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e5cde" style:font-style-asian="normal" style:font-weight-asian="normal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562899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italic" fo:text-shadow="none" style:text-underline-style="none" style:font-style-asian="italic" style:font-style-complex="italic" style:text-emphasize="none"/>
    </style:style>
    <style:style style:name="T10" style:family="text">
      <style:text-properties fo:color="#000000" style:text-outline="false" style:text-line-through-style="none" style:text-line-through-type="none" fo:text-shadow="none" style:text-underline-style="none" style:text-emphasize="none"/>
    </style:style>
    <style:style style:name="T11" style:family="text">
      <style:text-properties fo:color="#000000" style:text-outline="false" style:text-line-through-style="none" style:text-line-through-type="none" fo:text-shadow="none" style:text-underline-style="none" officeooo:rsid="001361f5" style:text-emphasize="none"/>
    </style:style>
    <style:style style:name="T12" style:family="text">
      <style:text-properties fo:color="#000000" style:text-outline="false" style:text-line-through-style="none" style:text-line-through-type="none" fo:text-shadow="none" style:text-underline-style="none" officeooo:rsid="001623dd" style:text-emphasize="none"/>
    </style:style>
    <style:style style:name="T13" style:family="text">
      <style:text-properties officeooo:rsid="0036d198"/>
    </style:style>
    <style:style style:name="T14" style:family="text">
      <style:text-properties officeooo:rsid="00388e7e"/>
    </style:style>
    <style:style style:name="T15" style:family="text">
      <style:text-properties officeooo:rsid="0041f285"/>
    </style:style>
    <style:style style:name="T16" style:family="text">
      <style:text-properties officeooo:rsid="00482242"/>
    </style:style>
    <style:style style:name="T17" style:family="text">
      <style:text-properties officeooo:rsid="005482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yecto de</text:p>
      <text:p text:style-name="Title">Reglamento</text:p>
      <text:p text:style-name="Title">de la Ley de Infogobierno</text:p>
      <text:p text:style-name="P12"/>
      <text:p text:style-name="P12"/>
      <text:p text:style-name="Subtitle">Versión 1 Febrero 2016</text:p>
      <text:p text:style-name="Subtitle">(Comisión designada por la CONATI)</text:p>
      <text:p text:style-name="P7"/>
      <text:p text:style-name="P7"/>
      <text:h text:style-name="Heading_20_1" text:outline-level="1">Parte 1: <text:s/>Preliminares</text:h>
      <text:p text:style-name="P58"/>
      <text:h text:style-name="Heading_20_2" text:outline-level="2">Capítulo 1: Objeto del reglamento</text:h>
      <text:h text:style-name="Heading_20_3" text:outline-level="3">Atendiendo al art 1 de la ley. <text:s/></text:h>
      <text:p text:style-name="P110">Definición del objeto del reglamento</text:p>
      <text:p text:style-name="P60"/>
      <text:h text:style-name="Heading_20_3" text:outline-level="3">Atendiendo al art 8 de la ley</text:h>
      <text:p text:style-name="P3"><text:span text:style-name="T7">Artículo </text:span><text:span text:style-name="T8">propuesto para el </text:span><text:span text:style-name="T7">reglamento:-</text:span></text:p>
      <text:p text:style-name="P14"/>
      <text:p text:style-name="P56"><text:span text:style-name="T11">Las personas tienen derecho a poseer una identidad electrónica y la correspondiente certificación digital en los términos que establece la ley y este reglamento. </text:span><text:span text:style-name="T10">El usuario </text:span><text:span text:style-name="T12">o usuaria</text:span><text:span text:style-name="T10"> es responsable de proteger su identidad electrónica. </text:span></text:p>
      <text:p text:style-name="P18"/>
      <text:h text:style-name="Heading_20_2" text:outline-level="2">Capítulo 2: Definiciones complementarias </text:h>
      <text:p text:style-name="P7"/>
      <text:h text:style-name="Heading_20_3" text:outline-level="3">Atendiendo al art. 3 de la ley:</text:h>
      <text:p text:style-name="P11"/>
      <text:p text:style-name="P111">definir </text:p>
      <text:p text:style-name="P61">- Identidad digital.</text:p>
      <text:p text:style-name="P57"><text:soft-page-break/>- Privacidad</text:p>
      <text:p text:style-name="P112">- Derecho al seguimiento de los procesos, tickets de servicio. </text:p>
      <text:p text:style-name="P112">- Derechos a réplica en servicios de información.</text:p>
      <text:p text:style-name="P112">- transparencia informática</text:p>
      <text:p text:style-name="P112">- principio del trámite más breve, más eficaz y más eficiente.</text:p>
      <text:p text:style-name="P57"><text:span text:style-name="T1">- </text:span><text:span text:style-name="T3">Protocolo, procedimiento, proceso y trámite. </text:span></text:p>
      <text:p text:style-name="P5"/>
      <text:h text:style-name="Heading_20_3" text:outline-level="3">Atendiendo al art. 5</text:h>
      <text:p text:style-name="P67"/>
      <text:p text:style-name="P67">El reglamento debe aclarar que todo documento público, debidamente anonimizado, debe ser de acceso abierto. En particular,</text:p>
      <text:p text:style-name="P24">- manuales</text:p>
      <text:p text:style-name="P24">- decretos.</text:p>
      <text:p text:style-name="P24">- proclamas</text:p>
      <text:p text:style-name="P24">- informes</text:p>
      <text:p text:style-name="P24">- ordenanzas TIC (Definir).</text:p>
      <text:p text:style-name="P6"/>
      <text:p text:style-name="P6"/>
      <text:h text:style-name="Heading_20_3" text:outline-level="3">Atendiendo al art 8:</text:h>
      <text:p text:style-name="P20"/>
      <text:p text:style-name="P15">Definir identidad electrónica y derechos correlativos de privacidad e intimidad. </text:p>
      <text:p text:style-name="P15"/>
      <text:p text:style-name="P15">Definición de trámite, tanto por vía electrónica como por otros medios. </text:p>
      <text:p text:style-name="P15"/>
      <text:p text:style-name="P16">Definición de la arquitectura estándar de los servicios TIC para organizaciones del poder popular. </text:p>
      <text:p text:style-name="P16"/>
      <text:p text:style-name="P16">Se requiere la definición precisa de los derechos de acceso. </text:p>
      <text:p text:style-name="P16"/>
      <text:p text:style-name="P16">Prohibición expresa de copias impresas si se pueden entregar electrónicas.</text:p>
      <text:p text:style-name="P16"/>
      <text:p text:style-name="P16">Definición de formatos abiertos y protocolos para entregar documentos electrónicos. </text:p>
      <text:p text:style-name="P21"/>
      <text:p text:style-name="P58"/>
      <text:h text:style-name="Heading_20_3" text:outline-level="3">Atendiendo al art 10: </text:h>
      <text:p text:style-name="P4"><text:span text:style-name="T7">Articulo </text:span><text:span text:style-name="T8">propuesto para el</text:span><text:span text:style-name="T7"> reglamento:-</text:span></text:p>
      <text:p text:style-name="P13"/>
      <text:p text:style-name="P41">Cada una de las organizaciones sometidas a esta ley creará y preservará cuidadosamente una memoria electrónica de las comunicaciones, documentos y actuaciones que realicen.</text:p>
      <text:p text:style-name="P41"/>
      <text:p text:style-name="P55"><text:span text:style-name="T10">Los funcionarios y funcionarias serán directamente responsables de la integridad de esa </text:span><text:soft-page-break/><text:span text:style-name="T10">memoría y de su preservación en el largo plazo. </text:span></text:p>
      <text:p text:style-name="P41"/>
      <text:p text:style-name="P49"><text:span text:style-name="T9">Queda expresamente prohibido eliminar o alterar la memoria organizacional o permitir que esto ocurra por acciones internas o externas. Cualquier corrección a la que haya lugar se agregará preservando los documentos en sus versiones previas y referenciándolos adecuadamente a la versión original.</text:span><text:span text:style-name="T7"> </text:span></text:p>
      <text:p text:style-name="P13"/>
      <text:p text:style-name="P4"/>
      <text:h text:style-name="Heading_20_3" text:outline-level="3">Atendiendo al art 11: </text:h>
      <text:p text:style-name="P74">Definición de expediente electrónico. </text:p>
      <text:p text:style-name="P23"/>
      <text:p text:style-name="P58"/>
      <text:h text:style-name="Heading_20_3" text:outline-level="3">Atendiendo al art 16: </text:h>
      <text:p text:style-name="P68">Definición de áreas temáticas, objetivos de estudio y competencias esperadas para programas de formación de usuarios y usuarias TICs. </text:p>
      <text:p text:style-name="P9"/>
      <text:p text:style-name="P58"/>
      <text:h text:style-name="Heading_20_3" text:outline-level="3">En atención al art. 55: </text:h>
      <text:p text:style-name="P69">Definir la arquitectura general del sistema nacional de seguridad informática. </text:p>
      <text:p text:style-name="P10"/>
      <text:p text:style-name="P58"/>
      <text:h text:style-name="Heading_20_1" text:outline-level="1">Parte 2: Protocolos y procedimientos generales</text:h>
      <text:p text:style-name="P62"/>
      <text:h text:style-name="Heading_20_2" text:outline-level="2">Capitulo 3: <text:s/><text:span text:style-name="T14">Sobre los protocolos de atención al poder popular y la contraloría social de los servicios públicos</text:span></text:h>
      <text:p text:style-name="P63"/>
      <text:h text:style-name="Heading_20_3" text:outline-level="3">Atendiendo a los códigos: </text:h>
      <text:p text:style-name="Text_20_body"/>
      <text:p text:style-name="P70">protocolos de estandarización de aplicaciones. </text:p>
      <text:p text:style-name="P25"/>
      <text:p text:style-name="P8"><text:span text:style-name="T1">un protocolo para abrir un documento al público. </text:span><text:span text:style-name="T4">(liberar documento público)</text:span></text:p>
      <text:p text:style-name="P25"/>
      <text:p text:style-name="P87">Deben definirse protocolos de anonimizado de documentos (para eliminar información particular de las personas). </text:p>
      <text:p text:style-name="P87"/>
      <text:p text:style-name="P17">Protocolos estándar para realizar peticiones y solicitudes al poder público. </text:p>
      <text:p text:style-name="P17"/>
      <text:p text:style-name="P17">Protocolo para realizar pagos, y liquidar impuestos. </text:p>
      <text:p text:style-name="P17"/>
      <text:p text:style-name="P17"><text:soft-page-break/>Protocolo y elementos requeridos para recibir notificaciones. Relación entre identidad y correo electrónico. </text:p>
      <text:p text:style-name="P19"/>
      <text:p text:style-name="P95">Protocolo para reclamos electrónicos.</text:p>
      <text:p text:style-name="P95"/>
      <text:p text:style-name="P97">Protocolo para protección de la privacidad y anonimizado de la información pública. </text:p>
      <text:p text:style-name="P48"/>
      <text:p text:style-name="P97">Protocolo de contraloria de servicios de información. </text:p>
      <text:p text:style-name="P32"/>
      <text:p text:style-name="P32">Protocolo de reporte de software o hardware adquirido en violación de la ley. </text:p>
      <text:p text:style-name="P48"/>
      <text:p text:style-name="P97">Protocolo de validación y acreditación de certificación de seguridad. </text:p>
      <text:p text:style-name="P48"/>
      <text:p text:style-name="P97">Protocolo para registro público de programas informáticos (base mínima de metadatos).</text:p>
      <text:p text:style-name="P32"/>
      <text:p text:style-name="P32">Protocolo para la elaboración de planes de migración y liberación de software. </text:p>
      <text:p text:style-name="P32"/>
      <text:p text:style-name="P32">Protocolo para validación de licencias compatibles con la ley de infogobierno. </text:p>
      <text:p text:style-name="P34"/>
      <text:p text:style-name="P33">Protocolo para la digitalización progresiva de archivos públicos. </text:p>
      <text:p text:style-name="P33"/>
      <text:p text:style-name="P33">Protocolos para firmado electrónico de documentos oficiales. </text:p>
      <text:p text:style-name="P33"/>
      <text:p text:style-name="P35">Protocolo para el otorgamiento de firmas electrónicas certificadas a los ciudadanos y ciudadanas. </text:p>
      <text:p text:style-name="P63"/>
      <text:h text:style-name="Heading_20_2" text:outline-level="2">Capítulo 4: Sobre los protocolos <text:span text:style-name="T15">internos</text:span> en los servicios públicos. </text:h>
      <text:p text:style-name="P64"/>
      <text:h text:style-name="Heading_20_3" text:outline-level="3">Atendiendo a los códigos: </text:h>
      <text:p text:style-name="P71"/>
      <text:p text:style-name="P71">Protocolo para proponer procesos suceptibles de automatización</text:p>
      <text:p text:style-name="P71"/>
      <text:p text:style-name="P77">¿Cómo se verificará la utilización del sistema automático? </text:p>
      <text:p text:style-name="P77">(Protocolo para evaluación del aprovechamiento de sistemas automáticos</text:p>
      <text:p text:style-name="P2"/>
      <text:p text:style-name="P98">Protocolo y principios de acuerdos de servicio para una institución que se afilia a un repositorio. </text:p>
      <text:p text:style-name="P26"/>
      <text:p text:style-name="P26">Protocolo de afiliación de un repositorio a la red nacional de repositorios.</text:p>
      <text:p text:style-name="P26"/>
      <text:p text:style-name="P26">Protocolo de registro de programas informáticos</text:p>
      <text:p text:style-name="P26"/>
      <text:p text:style-name="P98">Protocolo de verificación de visibilidad pública. </text:p>
      <text:p text:style-name="P36"/>
      <text:p text:style-name="P99"><text:soft-page-break/>Protocolos para contraloria social y validación de auditabilidad y veracidad de sistemas TICs</text:p>
      <text:p text:style-name="P43"/>
      <text:p text:style-name="P99">Protocolo para verificación del funcionamiento del buzón de sugerencias.</text:p>
      <text:p text:style-name="P43"/>
      <text:p text:style-name="P99">Protocolos de contraloría social, reporte y seguimientos de fallas. </text:p>
      <text:p text:style-name="P43"/>
      <text:p text:style-name="P99">Protocolo de reporte de abusos en las solicitudes de recaudos. </text:p>
      <text:p text:style-name="P27"/>
      <text:p text:style-name="P27">Protocolo de verificación de requisitos. </text:p>
      <text:p text:style-name="P37"/>
      <text:p text:style-name="P100">Protocolo de reporte y seguimiento de fallas y violaciones del tipo descrito en este artículo. </text:p>
      <text:p text:style-name="P44"/>
      <text:p text:style-name="P100">Protocolo de certificación de validez e integridad de un documento electrónico. </text:p>
      <text:p text:style-name="P44"/>
      <text:p text:style-name="P100">Protocolo de verificación de interoperabilidad entre proyectos y sistemas TIC del poder popular y del poder público. </text:p>
      <text:p text:style-name="P44"/>
      <text:p text:style-name="P100">Protocolo de certificación de validez de un documento electrónico. </text:p>
      <text:p text:style-name="P28"/>
      <text:p text:style-name="P28">Protocolo de verificación de requisitos en trámites públicos. </text:p>
      <text:p text:style-name="P44"/>
      <text:p text:style-name="P100">Protocolo de verificación de interoperabilidad. </text:p>
      <text:p text:style-name="P44"/>
      <text:p text:style-name="P88">Protocolos de integración, interoperabilidad y control distribuidos de plataformas TICS del Poder público</text:p>
      <text:p text:style-name="P88"/>
      <text:p text:style-name="P101">Protocolos para intercambio de información entre instituciones públicas y del poder popular.</text:p>
      <text:p text:style-name="P64"/>
      <text:h text:style-name="Heading_20_2" text:outline-level="2">Capítulo 5: Sobre <text:span text:style-name="T16">el reglamento interno y los protocolos de funcionamiento de la CONATI y entes de apoyo. </text:span></text:h>
      <text:h text:style-name="Heading_20_3" text:outline-level="3">Atendiendo a los códigos: </text:h>
      <text:p text:style-name="Text_20_body"/>
      <text:p text:style-name="P107">Protocolo para intercambio de documentos electrónicos entre poder público y poder popular. </text:p>
      <text:p text:style-name="P107"/>
      <text:p text:style-name="P27">Protocolo de anonimizado y de aseguramiento de la condición confidencial de la información</text:p>
      <text:p text:style-name="P27"/>
      <text:p text:style-name="P27">Protocolo para proponer proyectos de desarrollo de TICS en el poder público y en el poder popular. </text:p>
      <text:p text:style-name="P27"/>
      <text:p text:style-name="P27">Protocolo de validación de accesibilidad y usabilidad para el software y el hardware del poder público y el poder popular. </text:p>
      <text:p text:style-name="P27"/>
      <text:p text:style-name="P53"><text:span text:style-name="T6">Protocolo para certificación de información oficial. </text:span><text:span text:style-name="T1">- ¿Cómo verificar integridad e identidad de un documento electrónico?</text:span></text:p>
      <text:p text:style-name="P99"/>
      <text:p text:style-name="P102"><text:soft-page-break/>Protocolo para registro público de programas informáticos. </text:p>
      <text:p text:style-name="P29"/>
      <text:p text:style-name="P54"><text:span text:style-name="T1">Protocolo para reporte de violaciones de este artículo </text:span><text:span text:style-name="T2">34. </text:span></text:p>
      <text:p text:style-name="P89"/>
      <text:p text:style-name="P54"><text:span text:style-name="T2">Protocolo de verificaci</text:span><text:span text:style-name="T1">ón de licenciamiento libre y de acceso al código fuente. </text:span></text:p>
      <text:p text:style-name="P29"><text:s/></text:p>
      <text:p text:style-name="P102">Protocolo de verificación de independencia de soportes privativos para las aplicaciones de software del poder público. </text:p>
      <text:p text:style-name="P29"/>
      <text:p text:style-name="P29"/>
      <text:p text:style-name="P29">Protocolo de reporte de dependencias privativas en software y hardware. </text:p>
      <text:p text:style-name="P45"/>
      <text:p text:style-name="P102">Protocolo general para la elaboración cooperativa y abierta del plan nacional de Tis.</text:p>
      <text:p text:style-name="P29"/>
      <text:p text:style-name="P29">Protocolos para definición de políticas, dictámenes, lineamientos y ordenadas en TICs. </text:p>
      <text:p text:style-name="P29"/>
      <text:p text:style-name="P29">Protocolo de seguimiento a indicadores de uso de las TICs</text:p>
      <text:p text:style-name="P38"/>
      <text:p text:style-name="P30">Protocolo de certificación de equipos y servicios TIC</text:p>
      <text:p text:style-name="P30"/>
      <text:p text:style-name="P30">Reglamento interno CONATI debe incluir el protocolo para toma de decisiones y para la designación de suplentes para llenar las faltas. </text:p>
      <text:p text:style-name="P30"/>
      <text:p text:style-name="P30">El reglamento debe aclarar que la unanimidad aplica siempre que haya asistencia completa. </text:p>
      <text:p text:style-name="P30"/>
      <text:p text:style-name="P30">Protocolo de verificación de conflictos de intereses. </text:p>
      <text:p text:style-name="P30"/>
      <text:p text:style-name="P30">Protocolos para realización de inspecciones y fiscalizaciones.</text:p>
      <text:p text:style-name="P30"/>
      <text:p text:style-name="P30">Protocolos de coordinación CONATI Suscerte</text:p>
      <text:p text:style-name="P30"/>
      <text:p text:style-name="P30">Protocolo de coordinación CONATI CNTI</text:p>
      <text:p text:style-name="P30"/>
      <text:p text:style-name="P30">Protocolos de verificación de calidad en sistemas y servicios TICs</text:p>
      <text:p text:style-name="P30"/>
      <text:p text:style-name="P30">Protocolos básicos para atención de eventos de seguridad informática </text:p>
      <text:p text:style-name="P30"/>
      <text:p text:style-name="P30">Reglamentos suscerte</text:p>
      <text:p text:style-name="P30"/>
      <text:p text:style-name="P30">Protocolo de validación de calidad en los servicios públicos</text:p>
      <text:p text:style-name="P30"/>
      <text:p text:style-name="P30">Protocolos de validación de transparencia </text:p>
      <text:p text:style-name="P40"/>
      <text:p text:style-name="P103">Protocolo para visibilizar requerimientos de desarrollo de software en el sector público. </text:p>
      <text:p text:style-name="P63"/>
      <text:p text:style-name="P62"/>
      <text:h text:style-name="Heading_20_1" text:outline-level="1"><text:soft-page-break/>Parte 3: <text:s/>Sobre las sanciones, excepciones y contribuciones</text:h>
      <text:p text:style-name="P58"/>
      <text:h text:style-name="Heading_20_2" text:outline-level="2">Capítulo <text:span text:style-name="T17">6</text:span>: Sobre los protocolos de establecimiento de sanciones, otorgamientod de excepción y normas específicas para las contribuciones parafiscales. </text:h>
      <text:p text:style-name="P64"/>
      <text:h text:style-name="Heading_20_3" text:outline-level="3">Atendiendo a los códigos: </text:h>
      <text:p text:style-name="P83">Protocolo para el otorgamiento de excepciones que autoricen el uso del tecnología no libre en el sector público. </text:p>
      <text:p text:style-name="P39"/>
      <text:p text:style-name="P31">Protocolo de registro y seguimiento de conflictos</text:p>
      <text:p text:style-name="P31"/>
      <text:p text:style-name="P31">Protocolos de apertura e instanciación de procedimientos sancionatorios. </text:p>
      <text:p text:style-name="P46"/>
      <text:p text:style-name="P22">Protocolos para el otorgamiento de excepciones </text:p>
      <text:p text:style-name="P22"/>
      <text:p text:style-name="P105">Protocolo para cálculo de contribuciones especiales. </text:p>
      <text:p text:style-name="P47"/>
      <text:p text:style-name="P105">Procedimiento para exoneración de impuestos para ventas de bienes y prestación de servicios con TIL</text:p>
      <text:p text:style-name="P47"/>
      <text:p text:style-name="P106">Protocolo para el otorgamiento de excepciones.</text:p>
      <text:p text:style-name="P47"/>
      <text:p text:style-name="P58"/>
      <text:p text:style-name="P65"/>
      <text:h text:style-name="Heading_20_1" text:outline-level="1">Anexo (no es parte del reglamento. Solo para uso referencial). </text:h>
      <text:p text:style-name="P59"/>
      <text:h text:style-name="P113" text:outline-level="1">Códigos indicadores </text:h>
      <text:p text:style-name="P66">(Se refiere a la hoja de cálculo <text:span text:style-name="T13">paso2-reglamento-de-infogobierno.ods</text:span> para establecer el artículo correspondiente en la ley). </text:p>
      <text:p text:style-name="P58"/>
      <text:p text:style-name="P72">- protocolos de estandarización de aplicaciones. </text:p>
      <text:p text:style-name="P24"/>
      <text:p text:style-name="P72">- un protocolo para abrir un documento al público.</text:p>
      <text:p text:style-name="P24"/>
      <text:p text:style-name="P24">- Deben definirse protocolos de anonimizado de documentos (para eliminar información particular de las personas). </text:p>
      <text:p text:style-name="P24"/>
      <text:p text:style-name="P72">- Protocolo para proponer procesos suceptibles de automatización)</text:p>
      <text:p text:style-name="P72"/>
      <text:p text:style-name="P51"><text:span text:style-name="T5">- </text:span><text:span text:style-name="T1">¿Cómo se verificará la utilización del sistema automático? </text:span></text:p>
      <text:p text:style-name="P85">(Protocolo para evaluación del aprovechamiento de sistemas automáticos</text:p>
      <text:p text:style-name="P1"/>
      <text:p text:style-name="P13">- Protocolos estándar para realizar peticiones y solicitudes al poder público. </text:p>
      <text:p text:style-name="P13"/>
      <text:p text:style-name="P13">- Protocolo para realizar pagos, y liquidar impuestos. </text:p>
      <text:p text:style-name="P13"/>
      <text:p text:style-name="P13"><text:s/>- Protocolo y elementos requeridos para recibir notificaciones. Relación entre identidad y correo electrónico. </text:p>
      <text:p text:style-name="P13"/>
      <text:p text:style-name="P13">- Protocolo para intercambio de documentos electrónicos entre poder público y poder popular. </text:p>
      <text:p text:style-name="P13"/>
      <text:p text:style-name="P13">- Protocolo para reclamos electrónicos. </text:p>
      <text:p text:style-name="P13"/>
      <text:p text:style-name="P96">- Protocolo y principios de acuerdos de servicio para una institución que se afilia a un repositorio. </text:p>
      <text:p text:style-name="P24"/>
      <text:p text:style-name="P24">- Protocolo de afiliación de un repositorio a la red nacional de repositorios.</text:p>
      <text:p text:style-name="P24"/>
      <text:p text:style-name="P24">- Protocolo de registro de programas informáticos</text:p>
      <text:p text:style-name="P24"/>
      <text:p text:style-name="P96">- Protocolo de verificación de visibilidad pública. </text:p>
      <text:p text:style-name="P24"><text:soft-page-break/></text:p>
      <text:p text:style-name="P24">- Protocolo de anonimizado y de aseguramiento de la condición confidencial de la información</text:p>
      <text:p text:style-name="P24"/>
      <text:p text:style-name="P24">- Protocolo para proponer proyectos de desarrollo de TICS en el poder público y en el poder popular. </text:p>
      <text:p text:style-name="P24"/>
      <text:p text:style-name="P24">- Protocolo de validación de accesibilidad y usabilidad para el software y el hardware del poder público y el poder popular. </text:p>
      <text:p text:style-name="P24"/>
      <text:p text:style-name="P50"><text:span text:style-name="T6">- Protocolo para certificación de información oficial. </text:span><text:span text:style-name="T1">- ¿Cómo verificar integridad e identidad de un documento electrónico?</text:span></text:p>
      <text:p text:style-name="P42"/>
      <text:p text:style-name="P96">- Protocolos para contraloria social y validación de auditabilidad y veracidad de sistemas TICs</text:p>
      <text:p text:style-name="P42"/>
      <text:p text:style-name="P96">- Protocolo para verificación del funcionamiento del buzón de sugerencias.</text:p>
      <text:p text:style-name="P42"/>
      <text:p text:style-name="P96">- Protocolos de contraloría social, reporte y seguimientos de fallas. </text:p>
      <text:p text:style-name="P42"/>
      <text:p text:style-name="P96">- Protocolo de reporte de abusos en las solicitudes de recaudos. </text:p>
      <text:p text:style-name="P24"/>
      <text:p text:style-name="P24">- Protocolo de verificación de requisitos. </text:p>
      <text:p text:style-name="P24"/>
      <text:p text:style-name="P96">- Protocolos de seguridad informática.</text:p>
      <text:p text:style-name="P42"/>
      <text:p text:style-name="P96">- Protocolo de reporte y seguimiento de fallas y violaciones del tipo descrito en este artículo. </text:p>
      <text:p text:style-name="P42"/>
      <text:p text:style-name="P96">- Protocolo de certificación de validez e integridad de un documento electrónico. </text:p>
      <text:p text:style-name="P42"/>
      <text:p text:style-name="P96">- Protocolo de verificación de interoperabilidad entre proyectos y sistemas TIC del poder popular y del poder público. </text:p>
      <text:p text:style-name="P42"/>
      <text:p text:style-name="P96"><text:s/>- Protocolo de certificación de validez de un documento electrónico. </text:p>
      <text:p text:style-name="P24"/>
      <text:p text:style-name="P24">- <text:s/>Protocolo de verificación de requisitos en trámites públicos. </text:p>
      <text:p text:style-name="P42"/>
      <text:p text:style-name="P96">- Protocolo de verificación de interoperabilidad. </text:p>
      <text:p text:style-name="P42"/>
      <text:p text:style-name="P24">- Protocolos de integración, interoperabilidad y control distribuidos de plataformas TICS del Poder público</text:p>
      <text:p text:style-name="P42"/>
      <text:p text:style-name="P96">- Protocolo para registro público de programas informáticos. </text:p>
      <text:p text:style-name="P24"/>
      <text:p text:style-name="P52"><text:span text:style-name="T1">- Protocolo para reporte de violaciones de este artículo </text:span><text:span text:style-name="T2">34. </text:span></text:p>
      <text:p text:style-name="P90"/>
      <text:p text:style-name="P52"><text:span text:style-name="T2">- Protocolo de verificaci</text:span><text:span text:style-name="T1">ón de licenciamiento libre y de acceso al código fuente. </text:span></text:p>
      <text:p text:style-name="P86"><text:s/></text:p>
      <text:p text:style-name="P42"><text:span text:style-name="T7">- Protocolo de verificación de independencia de soportes privativos para las aplicaciones de </text:span><text:soft-page-break/><text:span text:style-name="T7">software del poder público. </text:span></text:p>
      <text:p text:style-name="P24"/>
      <text:p text:style-name="P24"/>
      <text:p text:style-name="P24">- Protocolo de reporte de dependencias privativas en software y hardware. </text:p>
      <text:p text:style-name="P42"/>
      <text:p text:style-name="P96">- Protocolo general para la elaboración cooperativa y abierta del plan nacional de Tis.</text:p>
      <text:p text:style-name="P24"/>
      <text:p text:style-name="P24">- Protocolos para definición de políticas, dictámenes, lineamientos y ordenadas en TICs. </text:p>
      <text:p text:style-name="P24"/>
      <text:p text:style-name="P24">- Protocolo de seguimiento a indicadores de uso de las TICs</text:p>
      <text:p text:style-name="P24"/>
      <text:p text:style-name="P24">- Protocolo para el otorgamiento de excepciones que autoricen el uso del tecnología no libre en el sector público. </text:p>
      <text:p text:style-name="P24"/>
      <text:p text:style-name="P24">- Protocolo de certificación de equipos y servicios TIC</text:p>
      <text:p text:style-name="P24"/>
      <text:p text:style-name="P24">- Reglamento interno CONATI debe incluir el protocolo para toma de decisiones y para la designación de suplentes para llenar las faltas. </text:p>
      <text:p text:style-name="P24"/>
      <text:p text:style-name="P24">- El reglamento debe aclarar que la unanimidad aplica siempre que haya asistencia completa. </text:p>
      <text:p text:style-name="P24"/>
      <text:p text:style-name="P24">- Protocolo de verificación de conflictos de intereses. </text:p>
      <text:p text:style-name="P24"/>
      <text:p text:style-name="P24">- Protocolos para realización de inspecciones y fiscalizaciones.</text:p>
      <text:p text:style-name="P24"/>
      <text:p text:style-name="P24">- Protocolos de coordinación CONATI Suscerte</text:p>
      <text:p text:style-name="P24"/>
      <text:p text:style-name="P24">- Protocolo de coordinación CONATI CNTI</text:p>
      <text:p text:style-name="P24"/>
      <text:p text:style-name="P24"><text:s/>- Protocolos de verificación de calidad en sistemas y servicios TICs</text:p>
      <text:p text:style-name="P24"/>
      <text:p text:style-name="P24">- Protocolos básicos para atención de eventos de seguridad informática </text:p>
      <text:p text:style-name="P24"/>
      <text:p text:style-name="P24">- Reglamentos suscerte</text:p>
      <text:p text:style-name="P24"/>
      <text:p text:style-name="P24">- Protocolo de validación de calidad en los servicios públicos</text:p>
      <text:p text:style-name="P24"/>
      <text:p text:style-name="P24">- Protocolos de validación de transparencia </text:p>
      <text:p text:style-name="P24"/>
      <text:p text:style-name="P24">- Protocolo de registro y seguimiento de conflictos</text:p>
      <text:p text:style-name="P24"/>
      <text:p text:style-name="P24">- Protocolos de apertura e instanciación de procedimientos sancionatorios. </text:p>
      <text:p text:style-name="P42"/>
      <text:p text:style-name="P96">- Protocolos para el otorgamiento de excepciones </text:p>
      <text:p text:style-name="P42"/>
      <text:p text:style-name="P96">- Protocolo para visibilizar requerimientos de desarrollo de software en el sector público. </text:p>
      <text:p text:style-name="P42"/>
      <text:p text:style-name="P96">- Protocolo para cálculo de contribuciones especiales. </text:p>
      <text:p text:style-name="P42"/>
      <text:p text:style-name="P96"><text:soft-page-break/>- Procedimiento para exoneración de impuestos para ventas de bienes y prestación de servicios con TIL</text:p>
      <text:p text:style-name="P42"/>
      <text:p text:style-name="P96">- Protocolo para protección de la privacidad y anonimizado de la información pública. </text:p>
      <text:p text:style-name="P42"/>
      <text:p text:style-name="P96">- Protocolo de contraloria de servicios de información. </text:p>
      <text:p text:style-name="P24"/>
      <text:p text:style-name="P24">- Protocolo de reporte de software o hardware adquirido en violación de la ley. </text:p>
      <text:p text:style-name="P42"/>
      <text:p text:style-name="P96">- Protocolo de validación y acreditación de certificación de seguridad. </text:p>
      <text:p text:style-name="P42"/>
      <text:p text:style-name="P96">- Protocolo para registro público de programas informáticos (base mínima de metadatos).</text:p>
      <text:p text:style-name="P24"/>
      <text:p text:style-name="P24">- Protocolo para la elaboración de planes de migración y liberación de software. </text:p>
      <text:p text:style-name="P24"/>
      <text:p text:style-name="P24">- Protocolo para validación de licencias compatibles con la ley de infogobierno.</text:p>
      <text:p text:style-name="P24"/>
      <text:p text:style-name="P96">- Protocolos para intercambio de información entre instituciones públicas y del poder popular. </text:p>
      <text:p text:style-name="P42"/>
      <text:p text:style-name="P96">- Protocolo para el otorgamiento de excepciones.</text:p>
      <text:p text:style-name="P24"/>
      <text:p text:style-name="P24">- Protocolo para la digitalización progresiva de archivos públicos. </text:p>
      <text:p text:style-name="P24"/>
      <text:p text:style-name="P24">- Protocolos para firmado electrónico de documentos oficiales. </text:p>
      <text:p text:style-name="P24"/>
      <text:p text:style-name="P24">- Protocolo para el otorgamiento de firmas electrónicas certificadas a los ciudadanos y ciudadanas. </text:p>
      <text:p text:style-name="P24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4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2:45:53.789849263</meta:creation-date>
    <dc:date>2016-02-12T09:24:24.114993454</dc:date>
    <meta:editing-duration>PT10H33M59S</meta:editing-duration>
    <meta:editing-cycles>76</meta:editing-cycles>
    <meta:generator>LibreOffice/5.0.2.2$Linux_X86_64 LibreOffice_project/00m0$Build-2</meta:generator>
    <dc:description>Propuesta presentada por Jacinto Dávila</dc:description>
    <meta:keyword>Reglamento</meta:keyword>
    <meta:keyword>ley</meta:keyword>
    <meta:keyword>infogobierno</meta:keyword>
    <dc:subject>Ley de Infogobierno</dc:subject>
    <dc:title>Proyecto de Reglamento de la Ley de InfoGobierno</dc:title>
    <meta:document-statistic meta:table-count="0" meta:image-count="0" meta:object-count="0" meta:page-count="11" meta:paragraph-count="203" meta:word-count="1999" meta:character-count="13938" meta:non-whitespace-character-count="12009"/>
  </office:meta>
</office:document-meta>
</file>